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fo:language="cs" fo:country="CZ"/>
    </style:style>
    <style:style style:name="P3" style:family="paragraph" style:parent-style-name="Subtitle">
      <style:paragraph-properties fo:margin-left="0cm" fo:margin-right="0cm" fo:text-indent="0cm" style:auto-text-indent="false"/>
    </style:style>
    <style:style style:name="P4" style:family="paragraph" style:parent-style-name="Title">
      <style:paragraph-properties fo:margin-left="0cm" fo:margin-right="0cm" fo:text-indent="0cm" style:auto-text-indent="false"/>
    </style:style>
    <style:style style:name="P5" style:family="paragraph" style:parent-style-name="Text_20_body">
      <style:paragraph-properties fo:margin-left="0.503cm" fo:margin-right="0cm" fo:text-indent="0cm" style:auto-text-indent="false"/>
      <style:text-properties fo:language="cs" fo:country="CZ"/>
    </style:style>
    <style:style style:name="P6" style:family="paragraph" style:parent-style-name="Text_20_body">
      <style:paragraph-properties fo:margin-left="0.529cm" fo:margin-right="0cm" fo:text-indent="0cm" style:auto-text-indent="false"/>
      <style:text-properties fo:language="cs" fo:country="CZ"/>
    </style:style>
    <style:style style:name="P7" style:family="paragraph" style:parent-style-name="Text_20_body">
      <style:text-properties fo:language="cs" fo:country="CZ"/>
    </style:style>
    <style:style style:name="P8" style:family="paragraph" style:parent-style-name="Text_20_body">
      <style:paragraph-properties fo:margin-left="-0.053cm" fo:margin-right="0cm" fo:text-indent="0cm" style:auto-text-indent="false"/>
      <style:text-properties fo:language="cs" fo:country="CZ"/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Title" style:master-page-name="First_20_Page">
      <style:paragraph-properties fo:margin-left="0cm" fo:margin-right="0cm" fo:text-indent="0cm" style:auto-text-indent="false" style:page-number="auto"/>
    </style:style>
    <style:style style:name="P11" style:family="paragraph" style:parent-style-name="Heading_20_2">
      <style:paragraph-properties fo:margin-left="0.503cm" fo:margin-right="0cm" fo:text-indent="0cm" style:auto-text-indent="false"/>
    </style:style>
    <style:style style:name="P12" style:family="paragraph" style:parent-style-name="Heading_20_2">
      <style:paragraph-properties fo:margin-left="0.529cm" fo:margin-right="0cm" fo:text-indent="0cm" style:auto-text-indent="false"/>
    </style:style>
    <style:style style:name="P13" style:family="paragraph" style:parent-style-name="Heading_20_2">
      <style:paragraph-properties fo:margin-left="0.529cm" fo:margin-right="0cm" fo:text-indent="0cm" style:auto-text-indent="false"/>
      <style:text-properties fo:font-style="italic"/>
    </style:style>
    <style:style style:name="P1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6" style:family="paragraph" style:parent-style-name="Heading_20_1">
      <style:text-properties fo:language="cs" fo:country="CZ"/>
    </style:style>
    <style:style style:name="P17" style:family="paragraph" style:parent-style-name="Heading_20_1">
      <style:paragraph-properties fo:break-before="page"/>
    </style:style>
    <style:style style:name="P18" style:family="paragraph" style:parent-style-name="Text_20_body">
      <style:text-properties fo:language="cs" fo:country="CZ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fo:language="cs" fo:country="CZ"/>
    </style:style>
    <style:style style:name="P20" style:family="paragraph" style:parent-style-name="Text_20_body">
      <style:paragraph-properties fo:margin-left="0.529cm" fo:margin-right="0cm" fo:text-indent="0cm" style:auto-text-indent="false"/>
      <style:text-properties fo:language="cs" fo:country="CZ"/>
    </style:style>
    <style:style style:name="P21" style:family="paragraph" style:parent-style-name="Text_20_body">
      <style:paragraph-properties fo:margin-left="0.529cm" fo:margin-right="0cm" fo:text-indent="0cm" style:auto-text-indent="false"/>
      <style:text-properties fo:font-style="normal" style:font-style-asian="normal" style:font-style-complex="normal"/>
    </style:style>
    <style:style style:name="P22" style:family="paragraph" style:parent-style-name="Text_20_body">
      <style:paragraph-properties fo:margin-left="-0.053cm" fo:margin-right="0cm" fo:text-indent="0cm" style:auto-text-indent="false"/>
      <style:text-properties fo:language="cs" fo:country="CZ"/>
    </style:style>
    <style:style style:name="P23" style:family="paragraph" style:parent-style-name="Text_20_body">
      <style:paragraph-properties fo:margin-left="0.503cm" fo:margin-right="0cm" fo:text-indent="0cm" style:auto-text-indent="false"/>
    </style:style>
    <style:style style:name="T1" style:family="text">
      <style:text-properties fo:language="cs" fo:country="CZ"/>
    </style:style>
    <style:style style:name="T2" style:family="text">
      <style:text-properties fo:language="cs" fo:country="CZ" fo:font-style="italic"/>
    </style:style>
    <style:style style:name="T3" style:family="text">
      <style:text-properties fo:font-style="italic"/>
    </style:style>
    <style:style style:name="T4" style:family="text">
      <style:text-properties fo:font-style="italic" style:font-style-asian="italic" style:font-style-complex="itali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4">České vysoké učení technické</text:p>
      <text:p text:style-name="P3">Fakulta elektrotechnická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Title">Plán testů</text:p>
      <text:p text:style-name="Subtitle">Systém elekronických voleb</text:p>
      <text:p text:style-name="Subtitle">E-volby</text:p>
      <text:table-of-content text:style-name="Sect1" text:protected="true" text:name="Obsah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Obsah1_Head">
            <text:p text:style-name="P9">Obsah</text:p>
          </text:index-title>
          <text:p text:style-name="P14">Úvod<text:tab/>3</text:p>
          <text:p text:style-name="P14">Jednotkové testování<text:tab/>3</text:p>
          <text:p text:style-name="P14">Integrační testování<text:tab/>3</text:p>
          <text:p text:style-name="P15">Přístup k integračnímu testování<text:tab/>3</text:p>
          <text:p text:style-name="P15">Integrační testování projektu<text:tab/>3</text:p>
          <text:p text:style-name="P14">Validační testování<text:tab/>4</text:p>
          <text:p text:style-name="P15">Použití v projektu<text:tab/>4</text:p>
          <text:p text:style-name="P15">Testování webového rozhraní<text:tab/>4</text:p>
          <text:p text:style-name="P14">Systémové testování<text:tab/>4</text:p>
          <text:p text:style-name="P14">Výsledky testů<text:tab/>5</text:p>
        </text:index-body>
      </text:table-of-content>
      <text:p text:style-name="Text_20_body"/>
      <text:h text:style-name="P17" text:outline-level="1">Úvod</text:h>
      <text:p text:style-name="P7">Účelem testování je odhalení chyb vzniklých při programování, chování aplikace v nestandardních situacích a zajištění bezproblémového chodu aplikace v jednotlivých uživatelských scénářích. V plánu testování projektu e-volby je využíváno především <text:span text:style-name="T3">White-box</text:span> a <text:span text:style-name="T3">Black-box</text:span> testování.</text:p>
      <text:p text:style-name="P7">Tento dokument definuje přístupy k testování systému E-volby, použité nástroje a očekávané výsledky.</text:p>
      <text:h text:style-name="Heading_20_1" text:outline-level="1">Jednotkov<text:span text:style-name="T1">é testování</text:span></text:h>
      <text:p text:style-name="P19"><text:span text:style-name="T1">Jednotkové testy fungují na principu rozdělení aplikace na malé části a testování těchto částí bez závislosti na ostatních, s předpokladem znalosti implementace.</text:span></text:p>
      <text:p text:style-name="P2">White-box testování v projektu e-volby zajištují jednotkové testy, konkrétně je to testovací framework JUnit, integrovaný do vývojového prostředí NetBeans.</text:p>
      <text:p text:style-name="P19">Jednotkových testů bude v systému použito pro testování částí kódu psaných v obyčejné javě.</text:p>
      <text:h text:style-name="Heading_20_1" text:outline-level="1">Integrační testování</text:h>
      <text:h text:style-name="P11" text:outline-level="2">Přístup k integračnímu testování</text:h>
      <text:p text:style-name="P5">V projektu E-volby bude pro integrační testování použit přístup "velkého třesku". Nejdříve se spojí všechny moduly a pak je testováno vše naráz. Projekt není rozsáhlý, proto je možné tento přístup použít.</text:p>
      <text:h text:style-name="P11" text:outline-level="2">Integrační testování projektu</text:h>
      <text:p text:style-name="P23"><text:span text:style-name="T1">Integrační testování se zaměřuje na vlastní přístup k datům a komunikaci. V případě projektu E-volby jsou to hlavně EJB (</text:span><text:span text:style-name="T2">Enterprise JavaBean</text:span><text:span text:style-name="T1">) moduly. Automatické testování EJB modulů je v projektu e-volby obtížné, protože na automatické testování nebylo myšleno při zahájení vývoje. Testování tedy bude zajištěno manuálně, přímou kontrolou obsahu tabulek v databázi po provedení uživatelských akcí. Tato metoda je jednoduchá, ale bude časově náročná. Je to však efektivnější a méně náročné řešení než přepracování projektu pro umožnění automatizovaného testování a samotné vytváření automatických testů.</text:span></text:p>
      <text:p text:style-name="P23"><text:span text:style-name="T1">Touto kontrolou se otestuje správná komunikace jednotlivých modulů i jejich komunikace pomocí webového rozhraní.</text:span></text:p>
      <text:p text:style-name="P23"><text:span text:style-name="T1">Další kapitolu tvoří volební applet. Po zasazení nového appletu je nutné otestovat správnost předávaných parametrů na vstup a správnost výsledků.</text:span></text:p>
      <text:h text:style-name="Heading_20_1" text:outline-level="1"><text:soft-page-break/>Validační testování</text:h>
      <text:h text:style-name="P13" text:outline-level="2">Použití v projektu</text:h>
      <text:p text:style-name="P21">Validační testování na projekt nahlíží z pohledu zákazníka jako na <text:span text:style-name="T4">black-box </text:span>se skrytou implementací.</text:p>
      <text:p text:style-name="P6">Black-box testování je v projektu e-volby použito jako testování celkové funkčnosti projektu, tedy funkčnosti webové uživatelského rozhraní.</text:p>
      <text:h text:style-name="P12" text:outline-level="2">Testování webového rozhraní</text:h>
      <text:p text:style-name="P6">Testování webového rozhraní je zajištěno pomocí testovacího frameworku Selenium. Tento framework umožnuje nahrát skripty uživatelských akcí, jejich automatické či poloautomatické provedení a kontrolu správnosti provedení. Testerovi skript umožnuje rychlou a spolehlivou kontrolu, zda po aplikace funguje z uživatelského pohledu tak, jak by měla.</text:p>
      <text:p text:style-name="P6">Webové rozhraní bude otestováno pro všechny standardní uživatelské akce.</text:p>
      <text:h text:style-name="Heading_20_1" text:outline-level="1">Systémové testování</text:h>
      <text:p text:style-name="P8">Systémové testování tvoří závěrečnou část testování a ověřuje celkovou funkčnost aplikace v simulovaném prostředí a při reálném nasazení. </text:p>
      <text:p text:style-name="P8">Zátěžový test bude proveden monitorováním systémových prostředků (zatížení procesoru, paměti, síťové komunikace a potřeba místa na disku) pomocí simulování nestandardních situací s testovacími daty a poté při běžném provozu.</text:p>
      <text:p text:style-name="P8">Testování obnovy se týká uložení dat. Je třeba otestovat plánováné zálohy dat z databáze, funkčnost vrácení databáze do stavu před chybou a schopnost obnovit data po restartu čí pádu databáze a aplikace. Testování obnovy se bude týkat reálně nasazeného databázového stroje a práce s ním. V současné době je zvolen databázový systém Mysql. Předmětem testování musí být prověření schopností zaškolené obsluhy serveru tyto úkony zvládnout.</text:p>
      <text:p text:style-name="P8">Bezpečnostní testování musí prověřit zabezpečení systému před útoky zvenčí a manipulaci s daty. Projekt elektronických voleb je záležitost, která musí být naprosto bezpečná a je třeba zaručit, že data udržovaná v aplikaci nemohou být upravována. Bezpečnostní testování bude provedeno zkouškou získání neautorizovaného přístupu k datům přes samotnou aplikaci nebo přímo fyzický stroj. Testování bude zajištěno z pohledu vývojářů i nezávislých osob, které zkusí do systému proniknout a zfalšovat volby.</text:p>
      <text:h text:style-name="P16" text:outline-level="1"><text:soft-page-break/>Výsledky testů</text:h>
      <text:p text:style-name="P7">Výstupy z testování budou obsahovat informace o provedení, obsahu a výstupu daného testu. V případě neúspěšného testu musí výsledek obsahovat důvod neúspěchu a možné kroky k odstranění problému s neúspěšným testem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margin-left="0cm" fo:margin-right="0cm" fo:margin-top="0cm" fo:margin-bottom="0.21cm" fo:text-align="center" style:justify-single-word="false" fo:text-indent="-0.101cm" style:auto-text-indent="false">
        <style:tab-stops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Autoři" style:family="paragraph" style:parent-style-name="Text_20_body" style:next-style-name="Text_20_body">
      <style:paragraph-properties fo:margin-top="0cm" fo:margin-bottom="0.21cm" fo:text-align="end" style:justify-single-word="false" style:shadow="none">
        <style:tab-stops/>
      </style:paragraph-properties>
    </style:style>
    <style:style style:name="Frame_20_contents" style:display-name="Frame contents" style:family="paragraph" style:parent-style-name="Text_20_body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30" number:automatic-order="true" number:format-source="language">
      <number:day/>
      <number:text>.</number:text>
      <number:month/>
      <number:text>.</number:text>
      <number:year/>
    </number:date-style>
  </office:automatic-styles>
  <office:master-styles>
    <style:master-page style:name="Standard" style:page-layout-name="Mpm1">
      <style:header>
        <text:p text:style-name="Header">Plán testů<text:tab/><text:tab/>E-volby</text:p>
      </style:header>
      <style:footer>
        <text:p text:style-name="Footer"><text:date style:data-style-name="N30" text:date-value="2010-10-03T17:17:06.97" text:fixed="true" text:date-adjust="PT552H00M00S">26.10.2010</text:date><text:tab/><text:tab/><text:page-number text:select-page="current">5</text:page-number>/<text:page-count>5</text:page-count></text:p>
      </style:footer>
    </style:master-page>
    <style:master-page style:name="First_20_Page" style:display-name="First Page" style:page-layout-name="Mpm2" style:next-style-name="Standard">
      <style:footer>
        <text:p text:style-name="Footer"><text:date style:data-style-name="N30" text:date-value="2010-10-03T17:44:36.95" text:fixed="true" text:date-adjust="PT552H00M00S">26.10.2010</text:date><text:tab/><text:tab/>Pavel Valenta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máš Čerevka</meta:initial-creator>
    <meta:creation-date>2010-10-03T17:06:19.93</meta:creation-date>
    <dc:date>2010-12-14T16:02:04.51</dc:date>
    <meta:editing-duration>PT00H58M24S</meta:editing-duration>
    <meta:editing-cycles>27</meta:editing-cycles>
    <meta:generator>OpenOffice.org/3.2$Win32 OpenOffice.org_project/320m19$Build-9505</meta:generator>
    <meta:document-statistic meta:table-count="0" meta:image-count="0" meta:object-count="0" meta:page-count="5" meta:paragraph-count="47" meta:word-count="624" meta:character-count="4603"/>
  </office:meta>
</office:document-meta>
</file>